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3F066959E0F1F5073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1" text:anchor-type="char" svg:width="17cm" svg:height="9.267cm" draw:z-index="0"><draw:image xlink:href="Pictures/1000000100000739000003F066959E0F1F5073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6:40:17.670662202</meta:creation-date>
    <dc:date>2024-12-13T16:40:42.664284347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